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2" style:family="paragraph" style:parent-style-name="Text_20_body">
      <style:paragraph-properties fo:margin-top="0cm" fo:margin-bottom="0.4cm" style:contextual-spacing="false"/>
      <style:text-properties officeooo:paragraph-rsid="001b6930"/>
    </style:style>
    <style:style style:name="P3" style:family="paragraph" style:parent-style-name="Text_20_body" style:master-page-name="">
      <style:paragraph-properties fo:keep-together="auto" style:page-number="auto"/>
      <style:text-properties officeooo:paragraph-rsid="001b6930"/>
    </style:style>
    <style:style style:name="P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style:parent-style-name="Text_20_body">
      <style:text-properties officeooo:paragraph-rsid="001b6930"/>
    </style:style>
    <style:style style:name="P7" style:family="paragraph" style:parent-style-name="Text_20_body">
      <style:text-properties officeooo:paragraph-rsid="001d722a"/>
    </style:style>
    <style:style style:name="P8" style:family="paragraph" style:parent-style-name="Heading_20_4">
      <style:text-properties officeooo:paragraph-rsid="001b6930"/>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0" style:family="paragraph" style:parent-style-name="Text_20_body">
      <style:text-properties officeooo:paragraph-rsid="001ee3e5"/>
    </style:style>
    <style:style style:name="P11" style:family="paragraph" style:parent-style-name="Code_20_Box_20_2">
      <style:text-properties officeooo:paragraph-rsid="001b6930"/>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small-caps"/>
    </style:style>
    <style:style style:name="T5" style:family="text">
      <style:text-properties officeooo:rsid="001ee3e5"/>
    </style:style>
    <style:style style:name="T6" style:family="text">
      <style:text-properties style:text-line-through-style="solid" style:text-line-through-type="single"/>
    </style:style>
    <style:style style:name="T7" style:family="text">
      <style:text-properties officeooo:rsid="01623c04"/>
    </style:style>
    <style:style style:name="T8" style:family="text">
      <style:text-properties fo:font-variant="small-caps" fo:color="#000080" loext:opacity="100%" fo:background-color="#c6def8" loext:char-shading-value="0"/>
    </style:style>
    <style:style style:name="T9" style:family="text">
      <style:text-properties style:font-name="DejaVu Serif" fo:font-size="12pt" style:font-size-asian="12pt" style:font-size-complex="12pt"/>
    </style:style>
    <style:style style:name="T10" style:family="text">
      <style:text-properties fo:font-size="12pt" style:font-size-asian="12pt" style:font-size-complex="12pt"/>
    </style:style>
    <style:style style:name="T11" style:family="text">
      <style:text-properties fo:font-variant="small-caps" fo:font-style="italic" officeooo:rsid="00127493" style:font-style-asian="italic" style:font-style-complex="italic"/>
    </style:style>
    <style:style style:name="T12" style:family="text">
      <style:text-properties fo:font-variant="small-caps" fo:font-style="italic" style:font-style-asian="italic" style:font-style-complex="italic"/>
    </style:style>
    <style:style style:name="T13" style:family="text">
      <style:text-properties officeooo:rsid="0012cb7b"/>
    </style:style>
    <style:style style:name="T14" style:family="text">
      <style:text-properties officeooo:rsid="001f21a8"/>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Chapter 00"/><text:bookmark-start text:name="__RefHeading___Toc69763_329837575"/>Introduction<text:bookmark-end text:name="Chapter 00"/><text:bookmark-end text:name="__RefHeading___Toc69763_329837575"/></text:h>
      <text:p text:style-name="P2">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2">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2">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3"><draw:frame text:anchor-type="paragraph" draw:z-index="0" draw:name="p001 info" draw:style-name="gr1" draw:text-style-name="P5" svg:width="1.571cm" svg:height="2.087cm" svg:x="17cm" svg:y="0cm"><draw:text-box draw:corner-radius="0.199cm"><text:p text:style-name="P4"><text:span text:style-name="T3">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6"><text:soft-page-break/>The book’s aim is to teach the Python language, and although many of the standard Python libraries are used, not all of them are. This is not a problem, because once you have read the book, you will have enough Python knowledge to be able to make use of any of the standard libraries, or any third-party Python library, and be able to create library modules of your own.</text:p>
      <text:p text:style-name="P6">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4">html</text:span> markup, and some of the more specialized chapters at the end assume a basic knowledge of their subject area; for example, the databases chapter <text:span text:style-name="T5">12 </text:span>[<text:a xlink:type="simple" xlink:href="#Chapter 12" text:style-name="Internet_20_link" text:visited-style-name="Visited_20_Internet_20_Link"><text:span text:style-name="T5">475 ➤</text:span></text:a>] assumes a basic knowledge of <text:span text:style-name="T4">sql</text:span>.</text:p>
      <text:p text:style-name="P6">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7">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span text:style-name="T5">19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span text:style-name="T5">295 ➤</text:span></text:a>], all the examples are written in completely natural and idiomatic Python 3 style.</text:p>
      <text:p text:style-name="P6">The book’s approach is wholly practical, and you are encouraged to try out the examples and exercises for yourself to get hands-on experience. Wherever possible, small but complete programs and modules are used as examples to <text:soft-page-break/>provide realistic use cases. The examples, exercise solutions, and the book’s errata <text:span text:style-name="T6">are </text:span><text:bookmark-start text:name="Available Online"/><text:span text:style-name="T6">available online</text:span><text:bookmark-end text:name="Available Online"/> at <text:a xlink:type="simple" xlink:href="https://www.qtrac.eu/py3book.html" text:style-name="Internet_20_link" text:visited-style-name="Visited_20_Internet_20_Link"><text:span text:style-name="T7">qtrac.eu/py3book.html</text:span></text:a>.</text:p>
      <text:p text:style-name="P6">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6">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6"><draw:frame text:anchor-type="paragraph" draw:z-index="1" draw:name="p003 info" draw:style-name="gr1" draw:text-style-name="P5" svg:width="1.571cm" svg:height="2.087cm" svg:x="17cm" svg:y="0cm"><draw:text-box draw:corner-radius="0.199cm"><text:p text:style-name="P4"><text:span text:style-name="T3">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8" text:outline-level="4"><draw:frame draw:style-name="fr1" draw:name="f00-01-h4" text:anchor-type="paragraph" svg:y="-0.25cm" svg:width="0.7cm" draw:z-index="2"><draw:text-box fo:min-height="0.741cm"><text:p text:style-name="P9">|</text:p></draw:text-box></draw:frame>The Structure of the Book</text:h>
      <text:p text:style-name="P6">Chapter 1 [<text:a xlink:type="simple" xlink:href="#Chapter 01" text:style-name="Internet_20_link" text:visited-style-name="Visited_20_Internet_20_Link"><text:span text:style-name="T5">19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10">Chapters 2 [<text:a xlink:type="simple" xlink:href="#Chapter 02" text:style-name="Internet_20_link" text:visited-style-name="Visited_20_Internet_20_Link"><text:span text:style-name="T5">61 ➤</text:span></text:a>] through 5 [<text:a xlink:type="simple" xlink:href="#Chapter 05" text:style-name="Internet_20_link" text:visited-style-name="Visited_20_Internet_20_Link"><text:span text:style-name="T5">203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span text:style-name="T5">203 ➤</text:span></text:a>] shows how to create custom modules and packages and provides an overview of Python’s standard library so that you will have a good idea of the functionality that Python provides out of the box and can avoid reinventing the wheel.</text:p>
      <text:p text:style-name="P6">Chapter 6 [<text:a xlink:type="simple" xlink:href="#Chapter 06" text:style-name="Internet_20_link" text:visited-style-name="Visited_20_Internet_20_Link"><text:span text:style-name="T5">241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6"><text:soft-page-break/>Chapter 7 [<text:a xlink:type="simple" xlink:href="#Chapter 07" text:style-name="Internet_20_link" text:visited-style-name="Visited_20_Internet_20_Link"><text:span text:style-name="T5">295 ➤</text:span></text:a>] covers writing and reading files. For binary files, the coverage includes compression and random access, and for text files, the coverage includes parsing manually and with regular expressions. This chapter also shows how to write and read <text:span text:style-name="T4">xml</text:span> files, including using element trees, <text:span text:style-name="T4">dom</text:span> (Document Object Model), and <text:span text:style-name="T4">sax</text:span> (Simple <text:span text:style-name="T4">api</text:span> for <text:span text:style-name="T4">xml</text:span>).</text:p>
      <text:p text:style-name="P6">Chapter 8 [<text:a xlink:type="simple" xlink:href="#Chapter 08" text:style-name="Internet_20_link" text:visited-style-name="Visited_20_Internet_20_Link"><text:span text:style-name="T5">343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6">Chapter 9 [<text:a xlink:type="simple" xlink:href="#Chapter 09" text:style-name="Internet_20_link" text:visited-style-name="Visited_20_Internet_20_Link"><text:span text:style-name="T5">417 ➤</text:span></text:a>] is different from all the other chapters in that it discusses techniques and libraries for debugging, testing, and profiling programs, rather than introducing new Python features.</text:p>
      <text:p text:style-name="P6">The remaining chapters cover various advanced topics. Chapter 10 [<text:a xlink:type="simple" xlink:href="#Chapter 10" text:style-name="Internet_20_link" text:visited-style-name="Visited_20_Internet_20_Link"><text:span text:style-name="T5">443 ➤</text:span></text:a>] shows techniques for spreading a program’s workload over multiple processes and over multiple threads. Chapter 11 [<text:a xlink:type="simple" xlink:href="#Chapter 11" text:style-name="Internet_20_link" text:visited-style-name="Visited_20_Internet_20_Link"><text:span text:style-name="T5">459 ➤</text:span></text:a>] shows how to write client/server applications using Python’s standard networking support. Chapter 12 [<text:a xlink:type="simple" xlink:href="#Chapter 12" text:style-name="Internet_20_link" text:visited-style-name="Visited_20_Internet_20_Link"><text:span text:style-name="T5">475 ➤</text:span></text:a>] covers database programming (both simple key–value “<text:span text:style-name="T4">dbm</text:span>” files and <text:span text:style-name="T4">sql</text:span> databases).</text:p>
      <text:p text:style-name="P6">Chapter 13 [<text:a xlink:type="simple" xlink:href="#Chapter 13" text:style-name="Internet_20_link" text:visited-style-name="Visited_20_Internet_20_Link"><text:span text:style-name="T5">489 ➤</text:span></text:a>] explains and illustrates Python’s regular expression mini-language and covers the regular expressions module. Chapter 14 [<text:a xlink:type="simple" xlink:href="#Chapter 14" text:style-name="Internet_20_link" text:visited-style-name="Visited_20_Internet_20_Link"><text:span text:style-name="T5">513 ➤</text:span></text:a>] follows on from the regular expressions chapter by showing basic parsing techniques using regular expressions, and also using two third-party modules, <text:span text:style-name="Console">PyParsing</text:span> and <text:span text:style-name="Console"><text:span text:style-name="T8"><text:reference-ref text:reference-format="text" text:ref-name="Python Lex Yacc">Error: Reference source not found</text:reference-ref></text:span></text:span>. Finally, Chapter 15 [<text:a xlink:type="simple" xlink:href="#Chapter 15" text:style-name="Internet_20_link" text:visited-style-name="Visited_20_Internet_20_Link"><text:span text:style-name="T5">567 ➤</text:span></text:a>] introduces <text:span text:style-name="T4">gui</text:span> (Graphical User Interface) programming using the <text:span text:style-name="Console">tkinter module</text:span> that is part of Python’s standard library. In addition, the book has a very brief epilogue, a selected bibliography, and of course, an index.</text:p>
      <text:p text:style-name="P6">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8" text:outline-level="4"><draw:frame draw:style-name="fr1" draw:name="f00-02-h4" text:anchor-type="paragraph" svg:y="-0.25cm" svg:width="0.7cm" draw:z-index="3"><draw:text-box fo:min-height="0.741cm"><text:p text:style-name="P9">|</text:p></draw:text-box></draw:frame><text:bookmark-start text:name="__RefHeading___Toc82815_3209572016"/>Obtaining and Installing Python 3<text:bookmark-end text:name="__RefHeading___Toc82815_3209572016"/></text:h>
      <text:p text:style-name="P6">If you have a modern and up-to-date Mac or other Unix-like system you may already have Python 3 installed. You can check by typing ‘<text:span text:style-name="Console">python -V</text:span>’ <text:span text:style-name="T2">(no quotes) </text:span>(note the capital V) in a console (Terminal.app on Mac OS X)—if the version is 3.x you’ve already got Python 3 and don’t have to install it yourself. If Python wasn’t found at all it may be that it has a name which includes a version number. Try <text:span text:style-name="T9">typing ‘</text:span><text:span text:style-name="Console"><text:span text:style-name="T10">python3 -V</text:span></text:span>’<text:span text:style-name="T9">, and if that does not work try ‘</text:span><text:span text:style-name="Console"><text:span text:style-name="T10">python3.0 -V</text:span></text:span>’<text:span text:style-name="T9">, and failing that try ‘</text:span><text:span text:style-name="Console"><text:span text:style-name="T10">python3.1 -V</text:span></text:span>’<text:span text:style-name="T9">. If any of these work you </text:span><text:soft-page-break/><text:span text:style-name="T9">now know that you already have Python installed, what version it is, and what it is called. (In this book we use the name ‘</text:span><text:span text:style-name="Console"><text:span text:style-name="T10">python3</text:span></text:span>’<text:span text:style-name="T9">, but use whatever name worked for you, for example,</text:span> ‘<text:span text:style-name="Console"><text:span text:style-name="T10">python3.1</text:span></text:span>’.<text:span text:style-name="T9">) If you don’t have any version of Python 3 installed, read on.</text:span></text:p>
      <text:p text:style-name="P6">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6">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4">idle</text:span></text:span><text:span text:style-name="Console">-python3.0</text:span>” <text:span text:style-name="T2">for </text:span><text:span text:style-name="T11">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6">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6">Next, run “<text:span text:style-name="Inline_20_Code">make</text:span>”.</text:p>
      <text:p text:style-name="P6">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corresponding development library; for example, “<text:span text:style-name="Filename">readline-devel</text:span>” on Fedora-based systems and “<text:span text:style-name="Filename">readline-dev</text:span>” on Debian-based systems such as Ubuntu.</text:p>
      <text:p text:style-name="P6">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text:soft-page-break/>(and where the minor version may not be 5). Unfortunately, the relevant package names are not always so obvious, so you might need to ask for help on <text:span text:style-name="T9">Python’s mailing list. Once the missing packages are installed, run “</text:span><text:span text:style-name="Inline_20_Code"><text:span text:style-name="T10">./configure</text:span></text:span><text:span text:style-name="T9">” and “</text:span><text:span text:style-name="Inline_20_Code"><text:span text:style-name="T10">make</text:span></text:span><text:span text:style-name="T9">” again.</text:span></text:p>
      <text:p text:style-name="P6">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4">path</text:span>, you will be able to run Python using <text:span text:style-name="Console">python3</text:span> and <text:span text:style-name="T4">idle</text:span> using <text:span text:style-name="Console">idle3</text:span>. Alternatively, if you already have a local directory for executables that is already in your <text:span text:style-name="T4">path</text:span> (such as <text:span text:style-name="Filename">~/bin</text:span>), you might prefer to add soft links instead of changing the <text:span text:style-name="T4">path</text:span>. For example, if you keep executables in <text:span text:style-name="Filename">~/bin</text:span> and you installed Python in <text:span text:style-name="Filename">~/local/python31</text:span>, you could create suitable links by executing:</text:p>
      <text:p text:style-name="P11">ln -s ~/local/python31/bin/python3 ~/bin/python3<text:line-break/>and<text:line-break/>~/local/python31/bin/idle3 ~/bin/idle3</text:p>
      <text:p text:style-name="P6">For this book we did a local install and added soft links on Linux and Mac OS X exactly as described here—and on Windows we used the binary installer. </text:p>
      <text:p text:style-name="P6">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12">idle</text:span> is installed as <text:span text:style-name="Console"><text:span text:style-name="T4">idle</text:span></text:span>, so if access to Python 2’s <text:span text:style-name="T12">idle</text:span> is still required the old <text:span text:style-name="T12">idle</text:span> will need to be renamed—for example, to <text:span text:style-name="Console">/usr/bin/idle2</text:span>—before doing the install. Python 3.1 installs <text:span text:style-name="T12">idle</text:span> as <text:span text:style-name="Console">idle3</text:span> and so does not conflict with Python 2’s <text:span text:style-name="T12">idle</text:span>.</text:p>
      <text:h text:style-name="P8" text:outline-level="4"><draw:frame draw:style-name="fr1" draw:name="f00-03-h4" text:anchor-type="paragraph" svg:y="-0.25cm" svg:width="0.7cm" draw:z-index="4"><draw:text-box fo:min-height="0.741cm"><text:p text:style-name="P9">|</text:p></draw:text-box></draw:frame>Acknowledgements</text:h>
      <text:p text:style-name="P6">I would first like to acknowledge with thanks the feedback I have received from readers of the first edition, who gave corrections, or made suggestions, or both.</text:p>
      <text:p text:style-name="P6">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6"><text:soft-page-break/>Georg Brandl is a leading Python developer and documenter responsible for creating Python’s new documentation tool chain. Georg spotted many subtle mistakes and very patiently and persistently explained them until they were understood and corrected. He also made many improvements to the examples.</text:p>
      <text:p text:style-name="P6">Phil Thompson is a Python expert and the creator of PyQt, probably the best Python <text:span text:style-name="T4">gui</text:span> library available. Phil’s sharp-eyed and sometimes challenging feedback led to many clarification<text:span text:style-name="T13">s</text:span> and corrections.</text:p>
      <text:p text:style-name="P6">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6">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6">For this second edition, I would also like to thank Paul McGuire (author of the <text:span text:style-name="Filename">PyParsing</text:span> module), who was kind enough to review the <text:span text:style-name="Filename">PyParsing</text:span> examples that appear in the new chapter <text:span text:style-name="T14">14</text:span>[<text:a xlink:type="simple" xlink:href="#Chapter 14" text:style-name="Internet_20_link" text:visited-style-name="Visited_20_Internet_20_Link"><text:span text:style-name="T14">515 ➤</text:span></text:a>] on parsing, and who gave me a lot of thoughtful and useful advice. And for the same chapter, David Beazley (author of the <text:span text:style-name="Console"><text:span text:style-name="T8"><text:reference-ref text:reference-format="text" text:ref-name="Python Lex Yacc">Error: Reference source not found</text:reference-ref></text:span></text:span><text:s/>module) reviewed the <text:span text:style-name="Console"><text:span text:style-name="T8"><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6">Thanks are also due to Guido van Rossum, creator of Python, as well as to the wider Python community who have contributed so much to make Python, and especially its libraries, so useful and enjoyable to use.</text:p>
      <text:p text:style-name="P6">As always, thanks to Jeff Kingston, creator of the Lout typesetting language that I have used for more than a decade.</text:p>
      <text:p text:style-name="P6">Special thanks to my editor, Debra Williams Cauley, for her support, and for once again making the entire process as smooth as possible. Thanks also to Anna Popick, who managed the production process so well, and to the proofreader, Audrey Doyle, who did such <text:span text:style-name="T13">fine</text:span> work once again. And for this second edition I also want to thank Jennifer Lindner for helping me keep the new material understandable, and the first edition’s Japanese translator Takahiro Nagao 長尾隆宏, for spotting some subtle mistakes which I’ve been able to correct in this edition.</text:p>
      <text:p text:style-name="P6">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erif1" fo:font-family="'DejaVu Serif'" style:font-style-name="Book" style:font-family-generic="roman"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H1_20_Auto-number" loext:num-list-format="%4%" style:num-format="1" text:start-value="0">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cknowledgements</text:chapter><text:tab/><text:page-number text:select-page="current">7</text:page-number></text:p>
      </style:header>
      <style:header-left>
        <text:p text:style-name="MP1"><text:page-number text:select-page="current">6</text:page-number><text:tab/><text:chapter text:display="number-and-name" text:outline-level="1">0 Introduction</text:chapter></text:p>
      </style:header-left>
      <style:header-first>
        <text:p text:style-name="MP1"><text:page-number text:select-page="current">2</text:page-number><text:tab/><text:chapter text:display="number-and-name" text:outline-level="1">0 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4-12-06T21:06:29.062023504</dc:date>
    <meta:editing-duration>PT1H58M7S</meta:editing-duration>
    <meta:editing-cycles>12</meta:editing-cycles>
    <meta:generator>LibreOffice/24.8.3.2$Linux_X86_64 LibreOffice_project/48a6bac9e7e268aeb4c3483fcf825c94556d9f92</meta:generator>
    <meta:document-statistic meta:table-count="0" meta:image-count="0" meta:object-count="0" meta:page-count="7" meta:paragraph-count="54" meta:word-count="3238" meta:character-count="19682" meta:non-whitespace-character-count="16523"/>
  </office:meta>
</office:document-meta>
</file>